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120000011F000000D2EF81329C.svm" manifest:media-type=""/>
  <manifest:file-entry manifest:full-path="Pictures/2000002A000004470000012C60A67BC4.svm" manifest:media-type=""/>
  <manifest:file-entry manifest:full-path="Pictures/2000001200000117000000D23238C218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03cm" draw:marker-start-width="0.503cm" draw:marker-end-width="0.503cm" draw:fill="solid" draw:fill-color="#ffd320" draw:textarea-horizontal-align="justify" draw:textarea-vertical-align="middle" draw:auto-grow-height="false" fo:padding-top="0.225cm" fo:padding-bottom="0.225cm" fo:padding-left="0.35cm" fo:padding-right="0.35cm" draw:shadow="visible"/>
    </style:style>
    <style:style style:name="gr2" style:family="graphic" style:parent-style-name="standard">
      <style:graphic-properties draw:marker-start-width="0.276cm" draw:marker-end-width="0.276cm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03cm" draw:marker-start-width="0.579cm" draw:marker-end="Arrow" draw:marker-end-width="0.679cm" draw:fill="none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draw:marker-start-width="0.276cm" draw:marker-end="Arrow" draw:marker-end-width="0.376cm" draw:fill="none" draw:textarea-vertical-align="middle"/>
    </style:style>
    <style:style style:name="gr7" style:family="graphic" style:parent-style-name="standard">
      <style:graphic-properties TexMathsArgs="28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28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40§display§\degree{\control} =6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1.397cm" svg:x="0.238cm" svg:y="5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7cm" svg:height="1.397cm" svg:x="5.699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12.811cm" svg:y="4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97cm" svg:height="1.397cm" svg:x="3.159cm" svg:y="0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97cm" svg:height="1.397cm" svg:x="7.477cm" svg:y="7.2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97cm" svg:height="1.397cm" svg:x="9.255cm" svg:y="1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508cm" svg:y1="5.744cm" svg:x2="3.413cm" svg:y2="2.188cm">
          <text:p/>
        </draw:line>
        <draw:line draw:style-name="gr5" draw:text-style-name="P1" draw:layer="layout" svg:x1="1.635cm" svg:y1="6.252cm" svg:x2="5.699cm" svg:y2="4.855cm">
          <text:p/>
        </draw:line>
        <draw:line draw:style-name="gr4" draw:text-style-name="P1" draw:layer="layout" svg:x1="4.556cm" svg:y1="1.68cm" svg:x2="9.255cm" svg:y2="2.442cm">
          <text:p/>
        </draw:line>
        <draw:line draw:style-name="gr6" draw:text-style-name="P1" draw:layer="layout" svg:x1="6.842cm" svg:y1="4.22cm" svg:x2="9.382cm" svg:y2="2.823cm">
          <text:p/>
        </draw:line>
        <draw:line draw:style-name="gr5" draw:text-style-name="P1" draw:layer="layout" svg:x1="7.096cm" svg:y1="4.855cm" svg:x2="12.684cm" svg:y2="5.617cm">
          <text:p/>
        </draw:line>
        <draw:line draw:style-name="gr6" draw:text-style-name="P1" draw:layer="layout" svg:x1="6.842cm" svg:y1="5.236cm" svg:x2="8.112cm" svg:y2="7.268cm">
          <text:p/>
        </draw:line>
        <draw:line draw:style-name="gr5" draw:text-style-name="P1" draw:layer="layout" svg:x1="4.302cm" svg:y1="2.188cm" svg:x2="5.826cm" svg:y2="4.22cm">
          <text:p/>
        </draw:line>
        <draw:frame draw:style-name="gr7" draw:text-style-name="P1" draw:layer="layout" svg:width="0.778cm" svg:height="0.585cm" svg:x="2.27cm" svg:y="1.68cm">
          <draw:image xlink:href="Pictures/2000001200000117000000D23238C218.svm" xlink:type="simple" xlink:show="embed" xlink:actuate="onLoad">
            <text:p/>
          </draw:image>
        </draw:frame>
        <draw:frame draw:style-name="gr7" draw:text-style-name="P1" draw:layer="layout" svg:width="0.778cm" svg:height="0.585cm" svg:x="-0.032cm" svg:y="6.937cm">
          <draw:image xlink:href="Pictures/2000001200000117000000D23238C218.svm" xlink:type="simple" xlink:show="embed" xlink:actuate="onLoad">
            <text:p/>
          </draw:image>
        </draw:frame>
        <draw:frame draw:style-name="gr7" draw:text-style-name="P1" draw:layer="layout" svg:width="0.778cm" svg:height="0.585cm" svg:x="12.541cm" svg:y="6.429cm">
          <draw:image xlink:href="Pictures/2000001200000117000000D23238C218.svm" xlink:type="simple" xlink:show="embed" xlink:actuate="onLoad">
            <text:p/>
          </draw:image>
        </draw:frame>
        <draw:frame draw:style-name="gr8" draw:text-style-name="P1" draw:layer="layout" svg:width="0.801cm" svg:height="0.585cm" svg:x="5.175cm" svg:y="5.49cm">
          <draw:image xlink:href="Pictures/200000120000011F000000D2EF81329C.svm" xlink:type="simple" xlink:show="embed" xlink:actuate="onLoad">
            <text:p/>
          </draw:image>
        </draw:frame>
        <draw:frame draw:style-name="gr9" draw:text-style-name="P1" draw:layer="layout" svg:width="4.376cm" svg:height="1.196cm" svg:x="5.963cm" svg:y="0.365cm">
          <draw:image xlink:href="Pictures/2000002A000004470000012C60A67BC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60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4-26T13:28:32</meta:creation-date>
    <dc:date>2013-05-19T14:13:09</dc:date>
    <dc:creator>Jack Reilly</dc:creator>
    <meta:editing-duration>PT11M51S</meta:editing-duration>
    <meta:editing-cycles>8</meta:editing-cycles>
    <meta:generator>LibreOffice/3.6$MacOSX_x86 LibreOffice_project/2ef5aff-a6fb0ff-166bdff-cf087ad-0f1389</meta:generator>
    <meta:document-statistic meta:object-count="18"/>
  </office:meta>
</office:document-meta>
</file>